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2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25" table:formula="of:=IF([.F4]=1;&quot;Nie jest pierwsza, ani złożona&quot;;IF(COUNTIF([.B6:.B6005];0)=2;&quot;Jest liczbą pierwszą&quot;;&quot;Nie jest liczbą pierwszą&quot;))" office:value-type="string" office:string-value="Nie jest liczbą pierwszą" calcext:value-type="string" table:number-columns-spanned="4" table:number-rows-spanned="2">
            <text:p>Nie 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COUNTIF([.B7:.B6005];0)" office:value-type="float" office:value="4" calcext:value-type="float">
            <text:p>4</text:p>
          </table:table-cell>
          <table:table-cell table:formula="of:=MOD([.$F$4];[.A6])" office:value-type="float" office:value="0" calcext:value-type="float">
            <text:p>0</text:p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2" calcext:value-type="float">
            <text:p>2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0" calcext:value-type="float">
            <text:p>0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7" calcext:value-type="float">
            <text:p>7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16" calcext:value-type="float">
            <text:p>16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48:15.71453735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10T13:29:31.950391121</dc:date>
    <meta:generator>LibreOffice/6.0.3.2$Linux_X86_64 LibreOffice_project/00m0$Build-2</meta:generator>
    <meta:editing-duration>PT53M49S</meta:editing-duration>
    <meta:editing-cycles>6</meta:editing-cycles>
    <meta:document-statistic meta:table-count="3" meta:cell-count="12007" meta:object-count="0"/>
  </office:meta>
</office:document-meta>
</file>